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859000001D85B0958600B3A867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y="-0.847cm" svg:width="11.622cm" svg:height="2.566cm" draw:z-index="0"><draw:image xlink:href="Pictures/1000020100000859000001D85B0958600B3A8676.png" xlink:type="simple" xlink:show="embed" xlink:actuate="onLoad" loext:mime-type="image/png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22:22:20.657809325</meta:creation-date>
    <dc:date>2017-11-25T22:26:37.751707131</dc:date>
    <meta:editing-duration>PT4M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2.2$Linux_X86_64 LibreOffice_project/22b09f6418e8c2d508a9eaf86b2399209b0990f4</meta:generator>
  </office:meta>
</office:document-meta>
</file>